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cccc00" draw:opacity="40%" draw:textarea-horizontal-align="justify" draw:textarea-vertical-align="middle" draw:auto-grow-height="false" draw:shadow-opacity="40%"/>
    </style:style>
    <style:style style:name="gr2" style:family="graphic" style:parent-style-name="standard">
      <style:graphic-properties draw:fill-color="#0047ff" draw:textarea-horizontal-align="justify" draw:textarea-vertical-align="middle" draw:auto-grow-height="false"/>
    </style:style>
    <style:style style:name="gr3" style:family="graphic" style:parent-style-name="standard">
      <style:graphic-properties draw:fill-color="#996633" draw:textarea-horizontal-align="justify" draw:textarea-vertical-align="middle" draw:auto-grow-height="false"/>
    </style:style>
    <style:style style:name="gr4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5" style:family="graphic" style:parent-style-name="standard">
      <style:graphic-properties draw:fill-color="#996633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fill-color="#cccc00" draw:opacity="40%" draw:textarea-horizontal-align="justify" draw:textarea-vertical-align="middle" draw:auto-grow-height="false" draw:shadow-opacity="40%"/>
    </style:style>
    <style:style style:name="gr8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9" style:family="graphic" style:parent-style-name="standard">
      <style:graphic-properties draw:fill-color="#cc6633" draw:textarea-horizontal-align="justify" draw:textarea-vertical-align="middle" draw:auto-grow-height="false"/>
    </style:style>
    <style:style style:name="gr10" style:family="graphic" style:parent-style-name="standard">
      <style:graphic-properties draw:fill-color="#e6e64c" draw:textarea-horizontal-align="justify" draw:textarea-vertical-align="middle" draw:auto-grow-height="false"/>
    </style:style>
    <style:style style:name="gr11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12" style:family="graphic">
      <style:graphic-properties style:protect="size"/>
    </style:style>
    <style:style style:name="pr1" style:family="presentation" style:parent-style-name="Обычный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>
        <office:forms form:automatic-focus="false" form:apply-design-mode="false"/>
        <draw:custom-shape draw:style-name="gr1" draw:text-style-name="P1" draw:layer="layout" svg:width="18.415cm" svg:height="9.525cm" svg:x="8.89cm" svg:y="1.2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5.885cm" svg:height="3.579cm" svg:x="18.88cm" svg:y="4.276cm">
          <text:p text:style-name="P1">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0.16cm" svg:height="1.645cm" svg:x="8.505cm" svg:y="4.005cm">
          <text:p text:style-name="P1">Global configuratio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10.161cm" svg:height="1.549cm" svg:x="8.505cm" svg:y="6.606cm">
          <text:p text:style-name="P1">Local application configuratio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6.35cm" svg:height="6.985cm" svg:x="1.57cm" svg:y="3.275cm">
          <text:p text:style-name="P1">BAS</text:p>
          <text:p text:style-name="P1">databas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draw:layer="layout" svg:width="10.7cm" svg:height="0.72cm" svg:x="8.255cm" svg:y="5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2" draw:layer="layout" svg:width="7.62cm" svg:height="0.962cm" svg:x="13.97cm" svg:y="1.905cm">
          <draw:text-box>
            <text:p text:style-name="P2"><text:span text:style-name="T1">BAS execution node</text:span></text:p>
          </draw:text-box>
        </draw:frame>
        <draw:custom-shape draw:style-name="gr7" draw:text-style-name="P3" draw:layer="layout" svg:width="12.72cm" svg:height="5.715cm" svg:x="1.85cm" svg:y="13.335cm">
          <text:p text:style-name="P3"><text:span text:style-name="T1">BAS console serv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1" draw:layer="layout" svg:width="8.89cm" svg:height="1.701cm" svg:x="9.46cm" svg:y="8.659cm">
          <text:p text:style-name="P1">System 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27cm" svg:height="3.475cm" svg:x="12.065cm" svg:y="10.495cm">
          <text:p text:style-name="P1">Get node info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1.27cm" svg:height="3.674cm" svg:x="3.665cm" svg:y="10.296cm">
          <text:p text:style-name="P1">Get/Set BAS configuration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5.715cm" svg:height="4.445cm" svg:x="18.715cm" svg:y="13.7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" draw:text-style-name="P1" draw:layer="layout" svg:width="1.27cm" svg:height="5.615cm" svg:x="21.025cm" svg:y="8.02cm">
          <text:p text:style-name="P1">Call application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4.315cm" svg:height="0.962cm" svg:x="19.515cm" svg:y="18.188cm">
          <draw:text-box>
            <text:p text:style-name="P2"><text:span text:style-name="T1">SOAP cleint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Константин Андрусенко</meta:initial-creator>
    <meta:creation-date>2009-10-28T12:37:36</meta:creation-date>
    <meta:editing-duration>PT01H01M41S</meta:editing-duration>
    <meta:editing-cycles>7</meta:editing-cycles>
    <dc:date>2010-04-10T20:49:43</dc:date>
    <dc:creator>Константин Андрусенко</dc:creator>
    <meta:generator>OpenOffice.org/3.1$Linux OpenOffice.org_project/310m19$Build-9420</meta:generator>
    <meta:document-statistic meta:object-count="37"/>
  </office:meta>
</office:document-meta>
</file>